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84pt"/>
    </style:style>
    <style:style style:name="co3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ff0f1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ackground-color="#eff0f1" fo:border-left="none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9f1b3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ackground-color="#f9f1b3" fo:border-left="none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eff0f1"/>
    </style:style>
    <style:style style:name="ce9" style:family="table-cell" style:parent-style-name="Default">
      <style:table-cell-properties fo:border-bottom="0.06pt solid #000000" fo:background-color="#eff0f1" fo:border-left="none" fo:border-right="none" fo:border-top="none"/>
    </style:style>
    <style:style style:name="ce10" style:family="table-cell" style:parent-style-name="Default">
      <style:table-cell-properties fo:background-color="#f9f1b3"/>
    </style:style>
    <style:style style:name="ce11" style:family="table-cell" style:parent-style-name="Default">
      <style:table-cell-properties fo:border-bottom="0.06pt solid #000000" fo:background-color="#f9f1b3" fo:border-left="none" fo:border-right="none" fo:border-top="none"/>
    </style:style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style-name="gr1" draw:text-style-name="P1" svg:width="453.94pt" svg:height="255.26pt" svg:x="365.19pt" svg:y="294.41pt">
            <loext:p draw:notify-on-update-of-ranges="Sheet1.A24:Sheet1.A24 Sheet1.A25:Sheet1.A29 Sheet1.B24:Sheet1.B24 Sheet1.B25:Sheet1.B29 Sheet1.C24:Sheet1.C24 Sheet1.C25:Sheet1.C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94pt" svg:height="255.23pt" svg:x="364.42pt" svg:y="563.24pt">
            <loext:p draw:notify-on-update-of-ranges="Sheet1.A32:Sheet1.A32 Sheet1.A33:Sheet1.A37 Sheet1.B32:Sheet1.B32 Sheet1.B33:Sheet1.B37 Sheet1.C32:Sheet1.C32 Sheet1.C33:Sheet1.C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0" table:default-cell-style-name="ce2"/>
        <table:table-row table:style-name="ro1">
          <table:table-cell table:style-name="ce3" office:value-type="string" calcext:value-type="string">
            <text:p>os</text:p>
          </table:table-cell>
          <table:table-cell table:style-name="ce3" office:value-type="string" calcext:value-type="string">
            <text:p>Scenario</text:p>
          </table:table-cell>
          <table:table-cell table:style-name="ce3" office:value-type="string" calcext:value-type="string">
            <text:p>Run Id</text:p>
          </table:table-cell>
          <table:table-cell table:style-name="ce3" office:value-type="string" calcext:value-type="string">
            <text:p>AVG. Response Time</text:p>
          </table:table-cell>
          <table:table-cell table:style-name="ce3" office:value-type="string" calcext:value-type="string">
            <text:p>RPS</text:p>
          </table:table-cell>
          <table:table-cell table:style-name="ce3" office:value-type="string" calcext:value-type="string">
            <text:p>Failed Requests</text:p>
          </table:table-cell>
          <table:table-cell table:style-name="ce3" office:value-type="string" calcext:value-type="string">
            <office:annotation draw:style-name="gr2" draw:text-style-name="P3" svg:width="82.18pt" svg:height="50.49pt" svg:x="532.01pt" svg:y="0pt" draw:caption-point-x="-17.29pt" draw:caption-point-y="0.28pt">
              <dc:date>2017-10-26T00:00:00</dc:date>
              <text:p text:style-name="P2">All errors in Linux are related to high CPU utilization</text:p>
            </office:annotation>
            <text:p>Errors</text:p>
          </table:table-cell>
          <table:table-cell table:style-name="ce14" table:number-columns-repeated="1017"/>
        </table:table-row>
        <table:table-row table:style-name="ro1">
          <table:table-cell table:style-name="ce4" office:value-type="string" calcext:value-type="string">
            <text:p>Linux</text:p>
          </table:table-cell>
          <table:table-cell table:style-name="ce4" office:value-type="string" calcext:value-type="string">
            <text:p>Hello World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5.7" calcext:value-type="float">
            <text:p>165.7</text:p>
          </table:table-cell>
          <table:table-cell table:style-name="ce4" office:value-type="float" office:value="655.5" calcext:value-type="float">
            <text:p>655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Linux</text:p>
          </table:table-cell>
          <table:table-cell table:style-name="ce5" office:value-type="string" calcext:value-type="string">
            <text:p>Hello World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637.7" calcext:value-type="float">
            <text:p>637.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Linux</text:p>
          </table:table-cell>
          <table:table-cell table:style-name="ce6" office:value-type="string" calcext:value-type="string">
            <text:p>1K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73.3" calcext:value-type="float">
            <text:p>173.3</text:p>
          </table:table-cell>
          <table:table-cell table:style-name="ce6" office:value-type="float" office:value="630.4" calcext:value-type="float">
            <text:p>630.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7" office:value-type="string" calcext:value-type="string">
            <text:p>Linux</text:p>
          </table:table-cell>
          <table:table-cell table:style-name="ce7" office:value-type="string" calcext:value-type="string">
            <text:p>1KB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9.2" calcext:value-type="float">
            <text:p>169.2</text:p>
          </table:table-cell>
          <table:table-cell table:style-name="ce7" office:value-type="float" office:value="615.7" calcext:value-type="float">
            <text:p>615.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Linux</text:p>
          </table:table-cell>
          <table:table-cell table:style-name="ce4" office:value-type="string" calcext:value-type="string">
            <text:p>10KB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85.5" calcext:value-type="float">
            <text:p>185.5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Linux</text:p>
          </table:table-cell>
          <table:table-cell table:style-name="ce5" office:value-type="string" calcext:value-type="string">
            <text:p>10KB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2.9" calcext:value-type="float">
            <text:p>182.9</text:p>
          </table:table-cell>
          <table:table-cell table:style-name="ce5" office:value-type="float" office:value="572.2" calcext:value-type="float">
            <text:p>572.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Linux</text:p>
          </table:table-cell>
          <table:table-cell table:style-name="ce6" office:value-type="string" calcext:value-type="string">
            <text:p>50KB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37.1" calcext:value-type="float">
            <text:p>237.1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7" office:value-type="string" calcext:value-type="string">
            <text:p>Linux</text:p>
          </table:table-cell>
          <table:table-cell table:style-name="ce7" office:value-type="string" calcext:value-type="string">
            <text:p>50K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29.5" calcext:value-type="float">
            <text:p>229.5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4" office:value-type="string" calcext:value-type="string">
            <text:p>Linux</text:p>
          </table:table-cell>
          <table:table-cell table:style-name="ce8" office:value-type="string" calcext:value-type="string">
            <text:p>100KB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63.2" calcext:value-type="float">
            <text:p>363.2</text:p>
          </table:table-cell>
          <table:table-cell table:style-name="ce4" office:value-type="float" office:value="295.9" calcext:value-type="float">
            <text:p>295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Linux</text:p>
          </table:table-cell>
          <table:table-cell table:style-name="ce9" office:value-type="string" calcext:value-type="string">
            <text:p>100KB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66.9" calcext:value-type="float">
            <text:p>366.9</text:p>
          </table:table-cell>
          <table:table-cell table:style-name="ce5" office:value-type="float" office:value="292.8" calcext:value-type="float">
            <text:p>292.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Windows</text:p>
          </table:table-cell>
          <table:table-cell table:style-name="ce6" office:value-type="string" calcext:value-type="string">
            <text:p>Hello Worl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42.9" calcext:value-type="float">
            <text:p>242.9</text:p>
          </table:table-cell>
          <table:table-cell table:style-name="ce6" office:value-type="float" office:value="425.8" calcext:value-type="float">
            <text:p>425.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7" office:value-type="string" calcext:value-type="string">
            <text:p>Windows</text:p>
          </table:table-cell>
          <table:table-cell table:style-name="ce7" office:value-type="string" calcext:value-type="string">
            <text:p>Hello World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41.5" calcext:value-type="float">
            <text:p>241.5</text:p>
          </table:table-cell>
          <table:table-cell table:style-name="ce7" office:value-type="float" office:value="439.9" calcext:value-type="float">
            <text:p>439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8" office:value-type="string" calcext:value-type="string">
            <text:p>Windows</text:p>
          </table:table-cell>
          <table:table-cell table:style-name="ce4" office:value-type="string" calcext:value-type="string">
            <text:p>1KB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45.7" calcext:value-type="float">
            <text:p>245.7</text:p>
          </table:table-cell>
          <table:table-cell table:style-name="ce4" office:value-type="float" office:value="436.5" calcext:value-type="float">
            <text:p>436.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Windows</text:p>
          </table:table-cell>
          <table:table-cell table:style-name="ce5" office:value-type="string" calcext:value-type="string">
            <text:p>1KB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3.9" calcext:value-type="float">
            <text:p>253.9</text:p>
          </table:table-cell>
          <table:table-cell table:style-name="ce5" office:value-type="float" office:value="427.4" calcext:value-type="float">
            <text:p>427.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Windows</text:p>
          </table:table-cell>
          <table:table-cell table:style-name="ce6" office:value-type="string" calcext:value-type="string">
            <text:p>10KB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93.9" calcext:value-type="float">
            <text:p>293.9</text:p>
          </table:table-cell>
          <table:table-cell table:style-name="ce6" office:value-type="float" office:value="358.3" calcext:value-type="float">
            <text:p>358.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11" office:value-type="string" calcext:value-type="string">
            <text:p>Windows</text:p>
          </table:table-cell>
          <table:table-cell table:style-name="ce7" office:value-type="string" calcext:value-type="string">
            <text:p>10K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91.5" calcext:value-type="float">
            <text:p>291.5</text:p>
          </table:table-cell>
          <table:table-cell table:style-name="ce7" office:value-type="float" office:value="365.5" calcext:value-type="float">
            <text:p>365.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8" office:value-type="string" calcext:value-type="string">
            <text:p>Windows</text:p>
          </table:table-cell>
          <table:table-cell table:style-name="ce4" office:value-type="string" calcext:value-type="string">
            <text:p>50KB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33.8" calcext:value-type="float">
            <text:p>533.8</text:p>
          </table:table-cell>
          <table:table-cell table:style-name="ce4" office:value-type="float" office:value="213.2" calcext:value-type="float">
            <text:p>213.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9" office:value-type="string" calcext:value-type="string">
            <text:p>Windows</text:p>
          </table:table-cell>
          <table:table-cell table:style-name="ce5" office:value-type="string" calcext:value-type="string">
            <text:p>50KB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51.9" calcext:value-type="float">
            <text:p>551.9</text:p>
          </table:table-cell>
          <table:table-cell table:style-name="ce5" office:value-type="float" office:value="206.9" calcext:value-type="float">
            <text:p>206.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10" office:value-type="string" calcext:value-type="string">
            <text:p>Windows</text:p>
          </table:table-cell>
          <table:table-cell table:style-name="ce10" office:value-type="string" calcext:value-type="string">
            <text:p>100K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97.5" calcext:value-type="float">
            <text:p>797.5</text:p>
          </table:table-cell>
          <table:table-cell table:style-name="ce6" office:value-type="float" office:value="145.7" calcext:value-type="float">
            <text:p>145.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indows</text:p>
          </table:table-cell>
          <table:table-cell table:style-name="ce11" office:value-type="string" calcext:value-type="string">
            <text:p>100KB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837.2" calcext:value-type="float">
            <text:p>837.2</text:p>
          </table:table-cell>
          <table:table-cell table:style-name="ce11" office:value-type="float" office:value="140.8" calcext:value-type="float">
            <text:p>140.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 table:number-columns-repeated="101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PS</text:p>
          </table:table-cell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Best +%</text:p>
          </table:table-cell>
          <table:table-cell table:style-name="ce13"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table:formula="of:=([.E2]+[.E3])/2" office:value-type="float" office:value="646.6" calcext:value-type="float">
            <text:p>646.6</text:p>
          </table:table-cell>
          <table:table-cell table:style-name="Default" table:formula="of:=([.E12]+[.E13])/2" office:value-type="float" office:value="432.85" calcext:value-type="float">
            <text:p>432.85</text:p>
          </table:table-cell>
          <table:table-cell table:formula="of:=(([.B25]-[.C25])/[.C25])*100" office:value-type="float" office:value="49.3820030033499" calcext:value-type="float">
            <text:p>49.3820030033499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1014"/>
        </table:table-row>
        <table:table-row table:style-name="ro1">
          <table:table-cell office:value-type="string" calcext:value-type="string">
            <text:p>1KB</text:p>
          </table:table-cell>
          <table:table-cell table:formula="of:=([.E4]+[.E5])/2" office:value-type="float" office:value="623.05" calcext:value-type="float">
            <text:p>623.05</text:p>
          </table:table-cell>
          <table:table-cell table:style-name="Default" table:formula="of:=([.E14]+[.E15])/2" office:value-type="float" office:value="431.95" calcext:value-type="float">
            <text:p>431.95</text:p>
          </table:table-cell>
          <table:table-cell table:formula="of:=(([.B26]-[.C26])/[.C26])*100" office:value-type="float" office:value="44.2412316240306" calcext:value-type="float">
            <text:p>44.2412316240306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1014"/>
        </table:table-row>
        <table:table-row table:style-name="ro1">
          <table:table-cell office:value-type="string" calcext:value-type="string">
            <text:p>10KB</text:p>
          </table:table-cell>
          <table:table-cell table:formula="of:=([.E6]+[.E7])/2" office:value-type="float" office:value="573.6" calcext:value-type="float">
            <text:p>573.6</text:p>
          </table:table-cell>
          <table:table-cell table:style-name="Default" table:formula="of:=([.E16]+[.E17])/2" office:value-type="float" office:value="361.9" calcext:value-type="float">
            <text:p>361.9</text:p>
          </table:table-cell>
          <table:table-cell table:formula="of:=(([.B27]-[.C27])/[.C27])*100" office:value-type="float" office:value="58.4968223266096" calcext:value-type="float">
            <text:p>58.4968223266096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1014"/>
        </table:table-row>
        <table:table-row table:style-name="ro1">
          <table:table-cell office:value-type="string" calcext:value-type="string">
            <text:p>50KB</text:p>
          </table:table-cell>
          <table:table-cell table:formula="of:=([.E8]+[.E9])/2" office:value-type="float" office:value="415.5" calcext:value-type="float">
            <text:p>415.5</text:p>
          </table:table-cell>
          <table:table-cell table:style-name="Default" table:formula="of:=([.E18]+[.E19])/2" office:value-type="float" office:value="210.05" calcext:value-type="float">
            <text:p>210.05</text:p>
          </table:table-cell>
          <table:table-cell table:formula="of:=(([.B28]-[.C28])/[.C28])*100" office:value-type="float" office:value="97.8100452273268" calcext:value-type="float">
            <text:p>97.8100452273268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1014"/>
        </table:table-row>
        <table:table-row table:style-name="ro1">
          <table:table-cell office:value-type="string" calcext:value-type="string">
            <text:p>100KB</text:p>
          </table:table-cell>
          <table:table-cell table:formula="of:=([.E10]+[.E11])/2" office:value-type="float" office:value="294.35" calcext:value-type="float">
            <text:p>294.35</text:p>
          </table:table-cell>
          <table:table-cell table:style-name="Default" table:formula="of:=([.E20]+[.E21])/2" office:value-type="float" office:value="143.25" calcext:value-type="float">
            <text:p>143.25</text:p>
          </table:table-cell>
          <table:table-cell table:formula="of:=(([.B29]-[.C29])/[.C29])*100" office:value-type="float" office:value="105.479930191972" calcext:value-type="float">
            <text:p>105.479930191972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101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AVG R.T.</text:p>
          </table:table-cell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Best -%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1014"/>
        </table:table-row>
        <table:table-row table:style-name="ro1">
          <table:table-cell office:value-type="string" calcext:value-type="string">
            <text:p>Hello World</text:p>
          </table:table-cell>
          <table:table-cell table:formula="of:=([.D2]+[.D3])/2" office:value-type="float" office:value="168.85" calcext:value-type="float">
            <text:p>168.85</text:p>
          </table:table-cell>
          <table:table-cell table:style-name="ce12" table:formula="of:=([.D12]+[.D13])/2" office:value-type="float" office:value="242.2" calcext:value-type="float">
            <text:p>242.2</text:p>
          </table:table-cell>
          <table:table-cell table:formula="of:=(([.B33]-[.C33])/[.C33])*100" office:value-type="float" office:value="-30.2848885218827" calcext:value-type="float">
            <text:p>-30.2848885218827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1014"/>
        </table:table-row>
        <table:table-row table:style-name="ro1">
          <table:table-cell office:value-type="string" calcext:value-type="string">
            <text:p>1KB</text:p>
          </table:table-cell>
          <table:table-cell table:formula="of:=([.D4]+[.D5])/2" office:value-type="float" office:value="171.25" calcext:value-type="float">
            <text:p>171.25</text:p>
          </table:table-cell>
          <table:table-cell table:style-name="ce12" table:formula="of:=([.D14]+[.D15])/2" office:value-type="float" office:value="249.8" calcext:value-type="float">
            <text:p>249.8</text:p>
          </table:table-cell>
          <table:table-cell table:formula="of:=(([.B34]-[.C34])/[.C34])*100" office:value-type="float" office:value="-31.4451561248999" calcext:value-type="float">
            <text:p>-31.4451561248999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1014"/>
        </table:table-row>
        <table:table-row table:style-name="ro1">
          <table:table-cell office:value-type="string" calcext:value-type="string">
            <text:p>10KB</text:p>
          </table:table-cell>
          <table:table-cell table:formula="of:=([.D6]+[.D7])/2" office:value-type="float" office:value="184.2" calcext:value-type="float">
            <text:p>184.2</text:p>
          </table:table-cell>
          <table:table-cell table:style-name="ce12" table:formula="of:=([.D16]+[.D17])/2" office:value-type="float" office:value="292.7" calcext:value-type="float">
            <text:p>292.7</text:p>
          </table:table-cell>
          <table:table-cell table:formula="of:=(([.B35]-[.C35])/[.C35])*100" office:value-type="float" office:value="-37.068670994192" calcext:value-type="float">
            <text:p>-37.068670994192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1014"/>
        </table:table-row>
        <table:table-row table:style-name="ro1">
          <table:table-cell office:value-type="string" calcext:value-type="string">
            <text:p>50KB</text:p>
          </table:table-cell>
          <table:table-cell table:style-name="ce12" table:formula="of:=([.D8]+[.D9])/2" office:value-type="float" office:value="233.3" calcext:value-type="float">
            <text:p>233.3</text:p>
          </table:table-cell>
          <table:table-cell table:style-name="ce12" table:formula="of:=([.D18]+[.D19])/2" office:value-type="float" office:value="542.85" calcext:value-type="float">
            <text:p>542.85</text:p>
          </table:table-cell>
          <table:table-cell table:formula="of:=(([.B36]-[.C36])/[.C36])*100" office:value-type="float" office:value="-57.0231187252464" calcext:value-type="float">
            <text:p>-57.0231187252464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1014"/>
        </table:table-row>
        <table:table-row table:style-name="ro1">
          <table:table-cell office:value-type="string" calcext:value-type="string">
            <text:p>100KB</text:p>
          </table:table-cell>
          <table:table-cell table:style-name="ce12" table:formula="of:=([.D10]+[.D11])/2" office:value-type="float" office:value="365.05" calcext:value-type="float">
            <text:p>365.05</text:p>
          </table:table-cell>
          <table:table-cell table:style-name="ce12" table:formula="of:=([.D20]+[.D21])/2" office:value-type="float" office:value="817.35" calcext:value-type="float">
            <text:p>817.35</text:p>
          </table:table-cell>
          <table:table-cell table:formula="of:=(([.B37]-[.C37])/[.C37])*100" office:value-type="float" office:value="-55.3373707713954" calcext:value-type="float">
            <text:p>-55.3373707713954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1014"/>
        </table:table-row>
      </table:table>
      <table:named-expressions/>
      <table:database-ranges>
        <table:database-range table:name="__Anonymous_Sheet_DB__0" table:target-range-address="Sheet1.A2:Sheet1.G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19:14:14.504134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7:25:23.368556103</meta:creation-date>
    <dc:date>2017-10-27T00:17:28.701823983</dc:date>
    <meta:editing-duration>PT4H41M41S</meta:editing-duration>
    <meta:editing-cycles>18</meta:editing-cycles>
    <meta:generator>LibreOffice/5.3.1.2$Linux_X86_64 LibreOffice_project/30m0$Build-2</meta:generator>
    <meta:document-statistic meta:table-count="1" meta:cell-count="1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bar" chart:style-name="ch1">
        <chart:title svg:x="5.053cm" svg:y="0.315cm" chart:style-name="ch2">
          <text:p>Requests per second (mean)</text:p>
        </chart:title>
        <chart:subtitle svg:x="4.881cm" svg:y="1.249cm" chart:style-name="ch3">
          <text:p>VSTS Cloud Tests (higher is better)</text:p>
        </chart:subtitle>
        <chart:legend chart:legend-position="end" svg:x="13.884cm" svg:y="4.008cm" style:legend-expansion="high" chart:style-name="ch4"/>
        <chart:plot-area chart:style-name="ch5" table:cell-range-address="Sheet1.A24:Sheet1.C29" chart:data-source-has-labels="both" svg:x="0.32cm" svg:y="2.084cm" svg:width="13.244cm" svg:height="6.742cm">
          <chartooo:coordinate-region svg:x="1.127cm" svg:y="2.258cm" svg:width="12.437cm" svg:height="5.974cm"/>
          <chart:axis chart:dimension="x" chart:name="primary-x" chart:style-name="ch6" chartooo:axis-type="auto">
            <chartooo:date-scale/>
            <chart:categories table:cell-range-address="Sheet1.A25:Sheet1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5:Sheet1.B29" chart:label-cell-address="Sheet1.B24:Sheet1.B24" chart:class="chart:bar">
            <chart:data-point chart:repeated="5"/>
          </chart:series>
          <chart:series chart:style-name="ch10" chart:values-cell-range-address="Sheet1.C25:Sheet1.C29" chart:label-cell-address="Sheet1.C24:Sheet1.C2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Sheet1.B24:Sheet1.B24</svg:desc>
                </draw:g>
              </table:table-cell>
              <table:table-cell office:value-type="string">
                <text:p>Windows</text:p>
                <draw:g>
                  <svg:desc>Sheet1.C24:Sheet1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llo World</text:p>
                <draw:g>
                  <svg:desc>Sheet1.A25:Sheet1.A29</svg:desc>
                </draw:g>
              </table:table-cell>
              <table:table-cell office:value-type="float" office:value="646.6">
                <text:p>646.6</text:p>
                <draw:g>
                  <svg:desc>Sheet1.B25:Sheet1.B29</svg:desc>
                </draw:g>
              </table:table-cell>
              <table:table-cell office:value-type="float" office:value="432.85">
                <text:p>432.85</text:p>
                <draw:g>
                  <svg:desc>Sheet1.C25:Sheet1.C29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623.05">
                <text:p>623.05</text:p>
              </table:table-cell>
              <table:table-cell office:value-type="float" office:value="431.95">
                <text:p>431.95</text:p>
              </table:table-cell>
            </table:table-row>
            <table:table-row>
              <table:table-cell office:value-type="string">
                <text:p>10KB</text:p>
              </table:table-cell>
              <table:table-cell office:value-type="float" office:value="573.6">
                <text:p>573.6</text:p>
              </table:table-cell>
              <table:table-cell office:value-type="float" office:value="361.9">
                <text:p>361.9</text:p>
              </table:table-cell>
            </table:table-row>
            <table:table-row>
              <table:table-cell office:value-type="string">
                <text:p>50KB</text:p>
              </table:table-cell>
              <table:table-cell office:value-type="float" office:value="415.5">
                <text:p>415.5</text:p>
              </table:table-cell>
              <table:table-cell office:value-type="float" office:value="210.05">
                <text:p>210.05</text:p>
              </table:table-cell>
            </table:table-row>
            <table:table-row>
              <table:table-cell office:value-type="string">
                <text:p>100KB</text:p>
              </table:table-cell>
              <table:table-cell office:value-type="float" office:value="294.35">
                <text:p>294.35</text:p>
              </table:table-cell>
              <table:table-cell office:value-type="float" office:value="143.25">
                <text:p>143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bar" chart:style-name="ch1">
        <chart:title svg:x="4.868cm" svg:y="0.315cm" chart:style-name="ch2">
          <text:p>Average response time (mean)</text:p>
        </chart:title>
        <chart:subtitle svg:x="4.947cm" svg:y="1.249cm" chart:style-name="ch3">
          <text:p>VSTS Cloud Tests (lower is better)</text:p>
        </chart:subtitle>
        <chart:legend chart:legend-position="end" svg:x="13.884cm" svg:y="4.007cm" style:legend-expansion="high" chart:style-name="ch4"/>
        <chart:plot-area chart:style-name="ch5" table:cell-range-address="Sheet1.A32:Sheet1.C37" chart:data-source-has-labels="both" svg:x="0.32cm" svg:y="2.084cm" svg:width="13.244cm" svg:height="6.741cm">
          <chartooo:coordinate-region svg:x="1.127cm" svg:y="2.258cm" svg:width="12.437cm" svg:height="5.973cm"/>
          <chart:axis chart:dimension="x" chart:name="primary-x" chart:style-name="ch6" chartooo:axis-type="auto">
            <chartooo:date-scale/>
            <chart:categories table:cell-range-address="Sheet1.A33:Sheet1.A3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33:Sheet1.B37" chart:label-cell-address="Sheet1.B32:Sheet1.B32" chart:class="chart:bar">
            <chart:data-point chart:repeated="5"/>
          </chart:series>
          <chart:series chart:style-name="ch10" chart:values-cell-range-address="Sheet1.C33:Sheet1.C37" chart:label-cell-address="Sheet1.C32:Sheet1.C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Sheet1.B32:Sheet1.B32</svg:desc>
                </draw:g>
              </table:table-cell>
              <table:table-cell office:value-type="string">
                <text:p>Windows</text:p>
                <draw:g>
                  <svg:desc>Sheet1.C32:Sheet1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llo World</text:p>
                <draw:g>
                  <svg:desc>Sheet1.A33:Sheet1.A37</svg:desc>
                </draw:g>
              </table:table-cell>
              <table:table-cell office:value-type="float" office:value="168.85">
                <text:p>168.85</text:p>
                <draw:g>
                  <svg:desc>Sheet1.B33:Sheet1.B37</svg:desc>
                </draw:g>
              </table:table-cell>
              <table:table-cell office:value-type="float" office:value="242.2">
                <text:p>242.2</text:p>
                <draw:g>
                  <svg:desc>Sheet1.C33:Sheet1.C3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171.25">
                <text:p>171.25</text:p>
              </table:table-cell>
              <table:table-cell office:value-type="float" office:value="249.8">
                <text:p>249.8</text:p>
              </table:table-cell>
            </table:table-row>
            <table:table-row>
              <table:table-cell office:value-type="string">
                <text:p>10KB</text:p>
              </table:table-cell>
              <table:table-cell office:value-type="float" office:value="184.2">
                <text:p>184.2</text:p>
              </table:table-cell>
              <table:table-cell office:value-type="float" office:value="292.7">
                <text:p>292.7</text:p>
              </table:table-cell>
            </table:table-row>
            <table:table-row>
              <table:table-cell office:value-type="string">
                <text:p>50KB</text:p>
              </table:table-cell>
              <table:table-cell office:value-type="float" office:value="233.3">
                <text:p>233.3</text:p>
              </table:table-cell>
              <table:table-cell office:value-type="float" office:value="542.85">
                <text:p>542.85</text:p>
              </table:table-cell>
            </table:table-row>
            <table:table-row>
              <table:table-cell office:value-type="string">
                <text:p>100KB</text:p>
              </table:table-cell>
              <table:table-cell office:value-type="float" office:value="365.05">
                <text:p>365.05</text:p>
              </table:table-cell>
              <table:table-cell office:value-type="float" office:value="817.35">
                <text:p>817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